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pring MVC</text:p>
      <text:p text:style-name="Standard"> </text:p>
      <text:p text:style-name="Standard"> </text:p>
      <text:p text:style-name="Standard">What is MVC</text:p>
      <text:p text:style-name="Standard"> </text:p>
      <text:p text:style-name="Standard">M =&gt;    Model -&gt; This contains the data of the application. (object or collection any other type of data)     ==&gt; pojo</text:p>
      <text:p text:style-name="Standard"> </text:p>
      <text:p text:style-name="Standard">V =&gt;    View -&gt; client visible details (represent information in a paticular format).      </text:p>
      <text:p text:style-name="Standard"> </text:p>
      <text:p text:style-name="Standard">    ==&gt; react framework another technoloies, jsp (java server pages)</text:p>
      <text:p text:style-name="Standard"> </text:p>
      <text:p text:style-name="Standard">C =&gt;     Controller -&gt; it hold the business logic of the application.</text:p>
      <text:p text:style-name="Standard"> </text:p>
      <text:p text:style-name="Standard"><text:line-break/>client  -----------------   communication --------------------- server </text:p>
      <text:p text:style-name="Standard"> </text:p>
      <text:p text:style-name="Standard">request --&gt;                            rest api                                            process the request and send back the                                                                                                   &lt;-- response </text:p>
      <text:p text:style-name="Standard"> </text:p>
      <text:p text:style-name="Standard"> </text:p>
      <text:p text:style-name="Standard">view                                         method                                        controller service and model  database </text:p>
      <text:p text:style-name="Standard"> </text:p>
      <text:p text:style-name="Standard">jsp                                            json,  xml, plain text, html, </text:p>
      <text:p text:style-name="Standard"> </text:p>
      <text:p text:style-name="Standard">react  angular                            </text:p>
      <text:p text:style-name="Standard"> </text:p>
      <text:p text:style-name="Standard"> </text:p>
      <text:p text:style-name="Standard">---------------------</text:p>
      <text:p text:style-name="Standard"> </text:p>
      <text:p text:style-name="Standard">DispatcherServlet, Handler mappings, Resolving views</text:p>
      <text:p text:style-name="Standard"> </text:p>
      <text:p text:style-name="Standard"> </text:p>
      <text:p text:style-name="Standard">parent controller  -&gt; front controller --&gt; dispatcherservlet class for working and also to represent the flow of application.</text:p>
      <text:p text:style-name="Standard"> </text:p>
      <text:p text:style-name="Standard"> </text:p>
      <text:p text:style-name="Standard">Adventages spring MVC</text:p>
      <text:p text:style-name="Standard"> </text:p>
      <text:p text:style-name="Standard">1. separate roles ,  managers. developers, application analyist.<text:line-break/>2. loose coupled <text:line-break/>3. light weight - &gt; easy to deploy (maven) and to maintain.<text:line-break/>4. configure it easy.<text:line-break/>5. resuable of business code.<text:line-break/>6. rapid development  -&gt; sprint software developement life cycle.<text:line-break/>7. testing junit and mockito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7:04:39.258000000</meta:creation-date>
    <dc:date>2021-10-13T17:05:03.883000000</dc:date>
    <meta:editing-duration>PT25S</meta:editing-duration>
    <meta:editing-cycles>1</meta:editing-cycles>
    <meta:document-statistic meta:table-count="0" meta:image-count="0" meta:object-count="0" meta:page-count="1" meta:paragraph-count="36" meta:word-count="168" meta:character-count="1456" meta:non-whitespace-character-count="929"/>
    <meta:generator>LibreOffice/7.0.4.2$Windows_X86_64 LibreOffice_project/dcf040e67528d9187c66b2379df5ea4407429775</meta:generator>
  </office:meta>
</office:document-meta>
</file>